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21pt"/>
    </style:style>
    <style:style style:name="co3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fusion.type</text:p>
          </table:table-cell>
          <table:table-cell office:value-type="string" calcext:value-type="string">
            <text:p>posterio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-M3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|M3</text:p>
          </table:table-cell>
          <table:table-cell office:value-type="float" office:value="0.0617" calcext:value-type="float">
            <text:p>0.061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-M3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|M3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-M3</text:p>
          </table:table-cell>
          <table:table-cell office:value-type="float" office:value="0.664" calcext:value-type="float">
            <text:p>0.66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|M3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1-M3</text:p>
          </table:table-cell>
          <table:table-cell office:value-type="float" office:value="0.722" calcext:value-type="float">
            <text:p>0.7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1|M3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-M3</text:p>
          </table:table-cell>
          <table:table-cell office:value-type="float" office:value="0.886" calcext:value-type="float">
            <text:p>0.88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|M3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1-M3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1|M3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1-M3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1|M3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-M2-M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-M2|M3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|M2-M3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|M2|M3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-M2-M3</text:p>
          </table:table-cell>
          <table:table-cell office:value-type="float" office:value="0.386" calcext:value-type="float">
            <text:p>0.38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-M2|M3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|M2-M3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|M2|M3</text:p>
          </table:table-cell>
          <table:table-cell office:value-type="float" office:value="0.00076" calcext:value-type="float">
            <text:p>0.0007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-M2-M3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-M2|M3</text:p>
          </table:table-cell>
          <table:table-cell office:value-type="float" office:value="0.453" calcext:value-type="float">
            <text:p>0.4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|M2-M3</text:p>
          </table:table-cell>
          <table:table-cell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|M2|M3</text:p>
          </table:table-cell>
          <table:table-cell office:value-type="float" office:value="0.00134" calcext:value-type="float">
            <text:p>0.0013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M2-M3</text:p>
          </table:table-cell>
          <table:table-cell office:value-type="float" office:value="0.154" calcext:value-type="float">
            <text:p>0.15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M2|M3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|M2-M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|M2|M3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-M2-M3</text:p>
          </table:table-cell>
          <table:table-cell office:value-type="float" office:value="0.0704" calcext:value-type="float">
            <text:p>0.070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-M2|M3</text:p>
          </table:table-cell>
          <table:table-cell office:value-type="float" office:value="0.0866" calcext:value-type="float">
            <text:p>0.0866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|M2-M3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|M2|M3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-M2-M2B-M3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-M2-M2B|M3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-M2|M2B-M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-M2|M2B|M3</text:p>
          </table:table-cell>
          <table:table-cell office:value-type="float" office:value="0.136" calcext:value-type="float">
            <text:p>0.13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|M2-M2B-M3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|M2-M2B|M3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|M2|M2B-M3</text:p>
          </table:table-cell>
          <table:table-cell office:value-type="float" office:value="0.0809" calcext:value-type="float">
            <text:p>0.080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|M2|M2B|M3</text:p>
          </table:table-cell>
          <table:table-cell office:value-type="float" office:value="0.00106" calcext:value-type="float">
            <text:p>0.0010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-M2-M2B-M3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-M2-M2B|M3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-M2|M2B-M3</text:p>
          </table:table-cell>
          <table:table-cell office:value-type="float" office:value="0.197" calcext:value-type="float">
            <text:p>0.19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-M2|M2B|M3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|M2-M2B-M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|M2-M2B|M3</text:p>
          </table:table-cell>
          <table:table-cell office:value-type="float" office:value="0.116" calcext:value-type="float">
            <text:p>0.11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|M2|M2B-M3</text:p>
          </table:table-cell>
          <table:table-cell table:style-name="ce1" office:value-type="float" office:value="0.0000104" calcext:value-type="float">
            <text:p>1.04E-0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|M2|M2B|M3</text:p>
          </table:table-cell>
          <table:table-cell office:value-type="float" office:value="0.00162" calcext:value-type="float">
            <text:p>0.0016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-M2-M2B-M3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-M2-M2B|M3</text:p>
          </table:table-cell>
          <table:table-cell office:value-type="float" office:value="0.408" calcext:value-type="float">
            <text:p>0.40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-M2|M2B-M3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-M2|M2B|M3</text:p>
          </table:table-cell>
          <table:table-cell office:value-type="float" office:value="0.126" calcext:value-type="float">
            <text:p>0.12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|M2-M2B-M3</text:p>
          </table:table-cell>
          <table:table-cell office:value-type="float" office:value="0.0343" calcext:value-type="float">
            <text:p>0.034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|M2-M2B|M3</text:p>
          </table:table-cell>
          <table:table-cell office:value-type="float" office:value="0.0602" calcext:value-type="float">
            <text:p>0.060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|M2|M2B-M3</text:p>
          </table:table-cell>
          <table:table-cell table:style-name="ce1" office:value-type="float" office:value="0.0000103" calcext:value-type="float">
            <text:p>1.03E-0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|M2|M2B|M3</text:p>
          </table:table-cell>
          <table:table-cell office:value-type="float" office:value="0.000783" calcext:value-type="float">
            <text:p>0.00078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M2-M2B-M3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M2-M2B|M3</text:p>
          </table:table-cell>
          <table:table-cell office:value-type="float" office:value="0.0654" calcext:value-type="float">
            <text:p>0.065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M2|M2B-M3</text:p>
          </table:table-cell>
          <table:table-cell office:value-type="float" office:value="0.0536" calcext:value-type="float">
            <text:p>0.053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M2|M2B|M3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|M2-M2B-M3</text:p>
          </table:table-cell>
          <table:table-cell office:value-type="float" office:value="0.00363" calcext:value-type="float">
            <text:p>0.0036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|M2-M2B|M3</text:p>
          </table:table-cell>
          <table:table-cell office:value-type="float" office:value="0.0451" calcext:value-type="float">
            <text:p>0.04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|M2|M2B-M3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|M2|M2B|M3</text:p>
          </table:table-cell>
          <table:table-cell table:style-name="ce1" office:value-type="float" office:value="0.0000104" calcext:value-type="float">
            <text:p>1.04E-0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-M2-M2B-M3</text:p>
          </table:table-cell>
          <table:table-cell office:value-type="float" office:value="0.147" calcext:value-type="float">
            <text:p>0.147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-M2-M2B|M3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-M2|M2B-M3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-M2|M2B|M3</text:p>
          </table:table-cell>
          <table:table-cell office:value-type="float" office:value="0.0872" calcext:value-type="float">
            <text:p>0.087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|M2-M2B-M3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|M2-M2B|M3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|M2|M2B-M3</text:p>
          </table:table-cell>
          <table:table-cell office:value-type="float" office:value="0.0834" calcext:value-type="float">
            <text:p>0.083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|M2|M2B|M3</text:p>
          </table:table-cell>
          <table:table-cell table:style-name="ce1" office:value-type="float" office:value="0.000011" calcext:value-type="float">
            <text:p>1.10E-05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fusion.type</text:p>
          </table:table-cell>
          <table:table-cell office:value-type="string" calcext:value-type="string">
            <text:p>posterio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-M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|M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.</text:p>
          </table:table-cell>
          <table:table-cell office:value-type="float" office:value="0.00529" calcext:value-type="float">
            <text:p>0.0052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-M2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|M2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d.</text:p>
          </table:table-cell>
          <table:table-cell office:value-type="float" office:value="0.0935" calcext:value-type="float">
            <text:p>0.0935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-M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|M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.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M2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|M2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d.</text:p>
          </table:table-cell>
          <table:table-cell office:value-type="float" office:value="0.283" calcext:value-type="float">
            <text:p>0.28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-M2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|M2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.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-M2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1|M2</text:p>
          </table:table-cell>
          <table:table-cell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.</text:p>
          </table:table-cell>
          <table:table-cell office:value-type="float" office:value="0.00533" calcext:value-type="float">
            <text:p>0.0053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-M2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1|M2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ed.</text:p>
          </table:table-cell>
          <table:table-cell office:value-type="float" office:value="0.122" calcext:value-type="float">
            <text:p>0.12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-M2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1|M2</text:p>
          </table:table-cell>
          <table:table-cell office:value-type="float" office:value="0.206" calcext:value-type="float">
            <text:p>0.20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d.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-M2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1|M2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d.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-M2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1|M2</text:p>
          </table:table-cell>
          <table:table-cell office:value-type="float" office:value="0.462" calcext:value-type="float">
            <text:p>0.462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d.</text:p>
          </table:table-cell>
          <table:table-cell office:value-type="float" office:value="0.261" calcext:value-type="float">
            <text:p>0.2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5">00/00/0000</text:date>, <text:time style:data-style-name="N2" text:time-value="12:46:39.29939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 Elsner</meta:initial-creator>
    <meta:creation-date>2019-07-12T16:08:06.350244154</meta:creation-date>
    <dc:date>2019-07-25T09:42:16.630660293</dc:date>
    <dc:creator>Micha Elsner</dc:creator>
    <meta:editing-duration>P4DT19H17S</meta:editing-duration>
    <meta:editing-cycles>11</meta:editing-cycles>
    <meta:generator>LibreOffice/5.3.6.1$Linux_X86_64 LibreOffice_project/30$Build-1</meta:generator>
    <meta:document-statistic meta:table-count="2" meta:cell-count="424" meta:object-count="0"/>
  </office:meta>
</office:document-meta>
</file>